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/>
    </style:style>
    <style:style style:name="P3" style:family="paragraph" style:parent-style-name="Standard" style:list-style-name="L6">
      <style:text-properties fo:language="ru" fo:country="RU"/>
    </style:style>
    <style:style style:name="P4" style:family="paragraph" style:parent-style-name="Standard" style:list-style-name="L8">
      <style:text-properties fo:language="ru" fo:country="RU"/>
    </style:style>
    <style:style style:name="P5" style:family="paragraph" style:parent-style-name="Standard">
      <style:text-properties fo:language="en" fo:country="US" fo:font-weight="normal" style:font-weight-asian="normal" style:font-weight-complex="normal"/>
    </style:style>
    <style:style style:name="P6" style:family="paragraph" style:parent-style-name="Standard" style:list-style-name="L5">
      <style:text-properties fo:language="en" fo:country="US" fo:font-weight="normal" style:font-weight-asian="normal" style:font-weight-complex="normal"/>
    </style:style>
    <style:style style:name="P7" style:family="paragraph" style:parent-style-name="Standard" style:list-style-name="L5">
      <style:text-properties fo:language="en" fo:country="US" fo:font-weight="normal"/>
    </style:style>
    <style:style style:name="P8" style:family="paragraph" style:parent-style-name="Standard">
      <style:text-properties fo:language="en" fo:country="US" fo:font-weight="bold" style:font-weight-asian="bold" style:font-weight-complex="bold"/>
    </style:style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 style:list-style-name="L1">
      <style:text-properties fo:font-weight="normal" style:font-weight-asian="normal" style:font-weight-complex="normal"/>
    </style:style>
    <style:style style:name="P14" style:family="paragraph" style:parent-style-name="Text_20_body">
      <style:text-properties fo:language="ru" fo:country="RU" fo:font-weight="normal" style:font-weight-asian="normal" style:font-weight-complex="normal"/>
    </style:style>
    <style:style style:name="P15" style:family="paragraph" style:parent-style-name="Text_20_body" style:list-style-name="L1">
      <style:text-properties fo:language="ru" fo:country="RU" fo:font-weight="normal" style:font-weight-asian="normal" style:font-weight-complex="normal"/>
    </style:style>
    <style:style style:name="P16" style:family="paragraph" style:parent-style-name="Text_20_body" style:list-style-name="L2">
      <style:text-properties fo:language="ru" fo:country="RU" fo:font-weight="normal" style:font-weight-asian="normal" style:font-weight-complex="normal"/>
    </style:style>
    <style:style style:name="P17" style:family="paragraph" style:parent-style-name="Text_20_body" style:list-style-name="L3">
      <style:text-properties fo:language="ru" fo:country="RU" fo:font-weight="normal" style:font-weight-asian="normal" style:font-weight-complex="normal"/>
    </style:style>
    <style:style style:name="P18" style:family="paragraph" style:parent-style-name="Text_20_body" style:list-style-name="L4">
      <style:text-properties fo:language="ru" fo:country="RU" fo:font-weight="normal"/>
    </style:style>
    <style:style style:name="P19" style:family="paragraph" style:parent-style-name="Text_20_body">
      <style:text-properties fo:language="ru" fo:country="RU" fo:font-weight="bold" style:font-weight-asian="bold" style:font-weight-complex="bold"/>
    </style:style>
    <style:style style:name="P20" style:family="paragraph" style:parent-style-name="Text_20_body">
      <style:text-properties fo:language="en" fo:country="US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S Gothic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normal"/>
    </style:style>
    <style:style style:name="T4" style:family="text">
      <style:text-properties fo:language="ru" fo:country="RU" fo:font-style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style:style style:name="T8" style:family="text">
      <style:text-properties style:font-weight-asian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weight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/>
    </style:style>
    <style:style style:name="T13" style:family="text">
      <style:text-properties style:font-name="Times New Roman" fo:font-size="12pt" fo:language="en" fo:country="US" fo:font-style="normal" style:language-asian="en" style:country-asian="US" style:font-size-complex="12pt"/>
    </style:style>
    <style:style style:name="T14" style:family="text">
      <style:text-properties style:font-name="Times New Roman" fo:font-size="12pt" fo:language="en" fo:country="US" fo:font-style="normal" style:language-asian="en" style:country-asian="US" style:font-weight-asian="normal" style:font-size-complex="12pt" style:font-weight-complex="normal"/>
    </style:style>
    <style:style style:name="T15" style:family="text">
      <style:text-properties style:font-name="Times New Roman" fo:font-size="12pt" fo:language="en" fo:country="US" fo:font-style="normal" fo:font-weight="normal" style:language-asian="en" style:country-asian="US" style:font-weight-asian="normal" style:font-size-complex="12pt" style:font-weight-complex="normal"/>
    </style:style>
    <style:style style:name="T16" style:family="text"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T17" style:family="text">
      <style:text-properties style:font-name="Times New Roman" fo:font-size="12pt" fo:font-style="normal" style:language-asian="en" style:country-asian="US" style:font-weight-asian="normal" style:font-size-complex="12pt" style:font-weight-complex="normal"/>
    </style:style>
    <style:style style:name="T18" style:family="text">
      <style:text-properties style:font-name="Times New Roman" fo:font-size="12pt" fo:font-style="normal" style:language-asian="en" style:country-asian="US" style:font-size-complex="12pt"/>
    </style:style>
    <style:style style:name="T19" style:family="text">
      <style:text-properties style:font-name="Times New Roman" fo:font-size="12pt" fo:font-style="normal" fo:font-weight="normal" style:language-asian="en" style:country-asian="US" style:font-weight-asian="normal" style:font-size-complex="12pt" style:font-weight-complex="normal"/>
    </style:style>
    <style:style style:name="T20" style:family="text">
      <style:text-properties style:font-name="Times New Roman" fo:font-size="12pt" fo:font-style="normal" fo:font-weight="normal" style:language-asian="en" style:country-asian="US" style:font-size-complex="12pt"/>
    </style:style>
    <style:style style:name="T21" style:family="text">
      <style:text-properties style:font-name="Times New Roman" fo:font-size="12pt" fo:language="ru" fo:country="RU" fo:font-style="normal" style:language-asian="en" style:country-asian="US" style:font-weight-asian="normal" style:font-size-complex="12pt" style:font-weight-complex="normal"/>
    </style:style>
    <style:style style:name="T22" style:family="text">
      <style:text-properties style:font-name="Times New Roman" fo:font-size="12pt" fo:language="ru" fo:country="RU" fo:font-style="normal" style:language-asian="en" style:country-asian="US" style:font-size-complex="12pt"/>
    </style:style>
    <style:style style:name="T23" style:family="text">
      <style:text-properties style:font-name="Times New Roman" fo:font-size="12pt" fo:language="ru" fo:country="RU" fo:font-style="normal" fo:font-weight="normal" style:language-asian="en" style:country-asian="US" style:font-weight-asian="normal" style:font-size-complex="12pt" style:font-weight-complex="normal"/>
    </style:style>
    <style:style style:name="T24" style:family="text">
      <style:text-properties style:font-name="Times New Roman" fo:font-size="12pt" style:font-weight-asian="normal" style:font-weight-complex="normal"/>
    </style:style>
    <style:style style:name="T25" style:family="text">
      <style:text-properties style:font-name="Times New Roman" fo:font-size="12pt" style:language-asian="en" style:country-asian="US" style:font-size-complex="12pt"/>
    </style:style>
    <style:style style:name="T26" style:family="text">
      <style:text-properties fo:font-size="12pt"/>
    </style:style>
    <style:style style:name="T27" style:family="text">
      <style:text-properties fo:font-style="normal"/>
    </style:style>
    <style:style style:name="T28" style:family="text">
      <style:text-properties style:language-asian="en" style:country-asian="US"/>
    </style:style>
    <style:style style:name="T29" style:family="text">
      <style:text-properties style:font-size-complex="12pt"/>
    </style:style>
    <style:style style:name="T30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S Gothic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31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66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32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d32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ae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Описание <text:span text:style-name="T1">MARC XML</text:span></text:p>
      <text:p text:style-name="Text_20_body"><text:span text:style-name="T2">Программистами The Library of Congress' Network Development <text:s/>(Сети Библиотеки Конгресса США) и </text:span><text:span text:style-name="T1">MARC Standards Office </text:span><text:span text:style-name="T2">разработан каркас для работы с </text:span><text:span text:style-name="T1">MARC-</text:span><text:span text:style-name="T2">форматом в среде </text:span><text:span text:style-name="T1">XML</text:span><text:span text:style-name="T2">. Данный каркас создан гибким и расширяемым, чтобы обеспечить пользователям работу с данными </text:span><text:span text:style-name="T1">MARC </text:span><text:span text:style-name="T2">в зависимости от их нужд. Он содержит большое количество компонент, таких как схемы, стили и утилиты, разработанные и находящиеся под надзором Библиотеки Конгресса.</text:span></text:p>
      <text:p text:style-name="Text_20_body">Простая и гибкая схема MARC XML</text:p>
      <text:p text:style-name="Text_20_body">Ядром каркаса <text:span text:style-name="T1">MARC XML </text:span>является простая <text:span text:style-name="T1">XML </text:span>схема, содержащая данные <text:span text:style-name="T1">MARC. </text:span>Этой схемой можно пользоваться в том случае, когда необходимы полные <text:span text:style-name="T1">MARC-</text:span>записи, когда предполагаются дальнейшие преобразования или валидация. Схема <text:span text:style-name="T1">MARC XML </text:span>не изменяется, отражая мелкие изменения в <text:span text:style-name="T1">MARC21. </text:span>Она сохраняет семантику <text:span text:style-name="T1">MARC.</text:span></text:p>
      <text:p text:style-name="Text_20_body">Все контрольные поля, включая лидер, трактуются как строка данных. Поля трактуются как элементы с тегом, а индикаторы — как атрибуты. Подполя трактуются как вложенные элементы с наименованием подполя в атрибуте.</text:p>
      <text:p text:style-name="P11">Преобразование без потерь из <text:span text:style-name="T1">MARC </text:span>в <text:span text:style-name="T1">XML</text:span></text:p>
      <text:p text:style-name="Text_20_body">Все необходимые данные из записи <text:span text:style-name="T1">MARC </text:span>преобразуются и выражаются в <text:span text:style-name="T1">XML. </text:span>Структурные элементы <text:span text:style-name="T1">MARC, </text:span>такие как длина поля и стартовая позиция данных поля в записях каталогов не требуются в <text:span text:style-name="T1">XML </text:span>записях. Позиции лидирующих символов, ненужные в среде <text:span text:style-name="T1">XML </text:span>сохраняются либо трактуются как пустые символы.</text:p>
      <text:p text:style-name="P11">Возврат от <text:span text:style-name="T1">XML </text:span>обратно к <text:span text:style-name="T1">MARC</text:span></text:p>
      <text:p text:style-name="Text_20_body">Как следствие преобразования без потерь из <text:span text:style-name="T1">MARC(2709), </text:span>информация в <text:span text:style-name="T1">MARC XML </text:span>допускает полное восстановление в виде <text:span text:style-name="T1">MARC(2709). </text:span>Это преобразование также проводится без потерь данных.</text:p>
      <text:p text:style-name="P11">Представление данных</text:p>
      <text:p text:style-name="Text_20_body">Как только данные <text:span text:style-name="T1">MARC </text:span>преобразованы в <text:span text:style-name="T1">XML, </text:span>становится возможным их представление через написание списка стилей <text:span text:style-name="T1">XML </text:span>для отбора и отображения элементов в конкретной разметке.</text:p>
      <text:p text:style-name="P11">Редактирование <text:span text:style-name="T1">MARC</text:span></text:p>
      <text:p text:style-name="Text_20_body">Некоторые одиночные или групповые изменения, такие как добавление, обновление или удаление полей в записи <text:span text:style-name="T1">MARC </text:span>могут быть достигнуты простыми преобразованиями <text:span text:style-name="T1">XML.</text:span></text:p>
      <text:p text:style-name="P11">Конвертация данных</text:p>
      <text:p text:style-name="Text_20_body">Большая часть конвертаций может быть реализована как <text:span text:style-name="T1">XML-</text:span>преобразования. Для более сложных можно реализовать программные инструменты.</text:p>
      <text:p text:style-name="P11">Валидация данных</text:p>
      <text:p text:style-name="P12">Валидация по схеме выполняется поставляемой программой. Данная программа отделена от схемы и предоставляет 3 возможных уровня валидации:</text:p>
      <text:list xml:id="list22583077" text:style-name="L1">
        <text:list-item>
          <text:p text:style-name="P13">Базовая <text:span text:style-name="T1">XML </text:span><text:span text:style-name="T2">валидация в соответствии со схемой </text:span><text:span text:style-name="T1">MARC XML</text:span></text:p>
        </text:list-item>
        <text:list-item>
          <text:p text:style-name="P15">Валидация тегов (полей и подполей) <text:span text:style-name="T1">MARC21</text:span></text:p>
        </text:list-item>
        <text:list-item>
          <text:p text:style-name="P15">Валидация содержимого записи <text:span text:style-name="T1">MARC, </text:span>в т.ч. значений, дат и времени</text:p>
        </text:list-item>
      </text:list>
      <text:p text:style-name="P19">Расширяемость</text:p>
      <text:p text:style-name="P14">Использование <text:span text:style-name="T1">XML </text:span>в качестве структуры для <text:span text:style-name="T1">MARC-</text:span>записей пользователи <text:span text:style-name="T1">MARC XML </text:span>каркаса получают возможность более легкого написания собственных программ для <text:soft-page-break/>манипуляций с данными <text:span text:style-name="T1">MARC.</text:span></text:p>
      <text:p text:style-name="P19">Архитектура <text:span text:style-name="T1">MARC XML</text:span></text:p>
      <text:p text:style-name="P14"><draw:g text:anchor-type="paragraph" draw:z-index="0" draw:style-name="gr1"><draw:rect draw:style-name="gr2" draw:text-style-name="P22" svg:width="6.947cm" svg:height="0.971cm" svg:x="5.092cm" svg:y="0.212cm"><text:p text:style-name="P21"><text:span text:style-name="T30">Записи MARC 21 (2709)</text:span></text:p></draw:rect><draw:custom-shape draw:style-name="gr3" draw:text-style-name="P23" svg:width="0.927cm" svg:height="1.456cm" svg:x="0.926cm" svg:y="4.09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draw:style-name="gr4" draw:text-style-name="P22" svg:width="17.132cm" svg:height="0.969cm" svg:x="0cm" svg:y="3.122cm"><text:p text:style-name="P21"><text:span text:style-name="T30">Записи MARC 21 (XML) (2709)</text:span></text:p></draw:rect><draw:custom-shape draw:style-name="gr5" draw:text-style-name="P23" svg:width="0.927cm" svg:height="3.88cm" svg:x="3.704cm" svg:y="4.09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23" svg:width="0.927cm" svg:height="3.88cm" svg:x="8.334cm" svg:y="4.09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23" svg:width="0.927cm" svg:height="1.456cm" svg:x="6.018cm" svg:y="4.09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23" svg:width="0.927cm" svg:height="1.456cm" svg:x="10.65cm" svg:y="4.09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9" draw:text-style-name="P23" svg:width="0.927cm" svg:height="3.88cm" svg:x="13.427cm" svg:y="4.0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0" draw:text-style-name="P23" svg:width="0.927cm" svg:height="1.456cm" svg:x="15.743cm" svg:y="4.0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1" draw:text-style-name="P23" svg:width="1.391cm" svg:height="1.941cm" svg:x="7.87cm" svg:y="1.182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draw:style-name="gr12" draw:text-style-name="P24" svg:width="3.241cm" svg:height="1.456cm" svg:x="0cm" svg:y="5.546cm"><text:p text:style-name="P21"><text:span text:style-name="T31">Преобразования</text:span></text:p><text:p text:style-name="P21"><text:span text:style-name="T31">тегов</text:span></text:p></draw:rect><draw:rect draw:style-name="gr13" draw:text-style-name="P24" svg:width="3.705cm" svg:height="1.456cm" svg:x="2.314cm" svg:y="7.97cm"><text:p text:style-name="P21"><text:span text:style-name="T31">Преобразования</text:span></text:p><text:p text:style-name="P21"><text:span text:style-name="T31">набора символов</text:span></text:p></draw:rect><draw:rect draw:style-name="gr14" draw:text-style-name="P24" svg:width="2.779cm" svg:height="1.456cm" svg:x="5.092cm" svg:y="5.546cm"><text:p text:style-name="P21"><text:span text:style-name="T31">Записи </text:span></text:p><text:p text:style-name="P21"><text:span text:style-name="T31">Dublin Core</text:span></text:p></draw:rect><draw:rect draw:style-name="gr15" draw:text-style-name="P24" svg:width="2.781cm" svg:height="1.456cm" svg:x="7.407cm" svg:y="7.97cm"><text:p text:style-name="P21"><text:span text:style-name="T31">Записи </text:span></text:p><text:p text:style-name="P21"><text:span text:style-name="T31">MODS</text:span></text:p></draw:rect><draw:rect draw:style-name="gr16" draw:text-style-name="P24" svg:width="3.241cm" svg:height="1.456cm" svg:x="9.724cm" svg:y="5.546cm"><text:p text:style-name="P21"><text:span text:style-name="T31">Другие </text:span></text:p><text:p text:style-name="P21"><text:span text:style-name="T31">XML-форматы</text:span></text:p></draw:rect><draw:rect draw:style-name="gr17" draw:text-style-name="P24" svg:width="3.241cm" svg:height="1.456cm" svg:x="12.039cm" svg:y="7.97cm"><text:p text:style-name="P21"><text:span text:style-name="T31">Вывод в HTML</text:span></text:p></draw:rect><draw:rect draw:style-name="gr18" draw:text-style-name="P24" svg:width="2.315cm" svg:height="1.456cm" svg:x="14.817cm" svg:y="5.546cm"><text:p text:style-name="P21"><text:span text:style-name="T31">Валидация </text:span></text:p><text:p text:style-name="P21"><text:span text:style-name="T31">MARC</text:span></text:p></draw:rect></draw:g>Преобразование <text:span text:style-name="T1">MARC 21 (2709) в/из MARC 21 (XML)</text:span></text:p>
      <text:list xml:id="list23229200" text:style-name="L2">
        <text:list-item>
          <text:p text:style-name="P16">Эти инструменты преобразуют данные <text:span text:style-name="T1">MARC </text:span>между структурами <text:span text:style-name="T1">MARC (2709) </text:span>и <text:span text:style-name="T1">MARC (XML). </text:span>Преобразования происходят без потерь.</text:p>
        </text:list-item>
      </text:list>
      <text:p text:style-name="P14">Шина <text:span text:style-name="T1">MARC XML</text:span></text:p>
      <text:list xml:id="list23223470" text:style-name="L3">
        <text:list-item>
          <text:p text:style-name="P17">Центральная часть каркаса <text:span text:style-name="T1">MARC XML —</text:span> простая и гибкая <text:span text:style-name="T1">XML </text:span>схема, хранящая данные <text:span text:style-name="T1">MARC </text:span>и предоставляющая общий формат для записи дополнений <text:span text:style-name="T1">MARC XML</text:span></text:p>
        </text:list-item>
      </text:list>
      <text:p text:style-name="P20"><text:span text:style-name="T2">Дополнения </text:span>MARC XML</text:p>
      <text:p text:style-name="P14">Записи <text:span text:style-name="T1">MARC XML </text:span>могут использоваться в «оригинальной» форме. В другом случае, дополнения <text:span text:style-name="T1">MARC XML </text:span>разделяются на 3 категории: преобразования, представление и анализ</text:p>
      <text:list xml:id="list23274178" text:style-name="L4">
        <text:list-item>
          <text:p text:style-name="P18"><text:span text:style-name="T9">Преобразования — это конвертация между </text:span><text:span text:style-name="T13">MARC XML</text:span><text:span text:style-name="T14"> </text:span><text:span text:style-name="T17">и другими форматами метаданных</text:span></text:p>
        </text:list-item>
        <text:list-item>
          <text:p text:style-name="P18"><text:span text:style-name="T17">Представление — вывод на экран данных </text:span><text:span text:style-name="T14">MARC </text:span><text:span text:style-name="T17">в некоторой читаемой форме</text:span></text:p>
        </text:list-item>
        <text:list-item>
          <text:p text:style-name="P18"><text:span text:style-name="T17">Анализ — обработка данных </text:span><text:span text:style-name="T14">MARC </text:span><text:span text:style-name="T17">для получения аналитических данных, например валидация</text:span></text:p>
        </text:list-item>
      </text:list>
      <text:p text:style-name="P8"><text:span text:style-name="T18">MARC XML</text:span><text:span text:style-name="T22">: использование и возможности</text:span></text:p>
      <text:list xml:id="list23267433" text:style-name="L5">
        <text:list-item>
          <text:p text:style-name="P6"><text:span text:style-name="T22">Использование</text:span></text:p>
        </text:list-item>
      </text:list>
      <text:p text:style-name="P5"><text:span text:style-name="T18">MARC XML</text:span><text:span text:style-name="T22"> потенциально может использоваться для:</text:span></text:p>
      <text:list xml:id="list23298820" text:style-name="L6">
        <text:list-item>
          <text:p text:style-name="P9"><text:span text:style-name="T23">представления полных записей </text:span><text:span text:style-name="T15">MARC </text:span><text:span text:style-name="T23">в </text:span><text:span text:style-name="T15">XML</text:span></text:p>
        </text:list-item>
        <text:list-item>
          <text:p text:style-name="P3"><text:span text:style-name="T19">как схема расширения для </text:span><text:span text:style-name="T15">METS (Metadata Encoding and Transmission Standard)</text:span></text:p>
        </text:list-item>
        <text:list-item>
          <text:p text:style-name="P3"><text:span text:style-name="T19">для отображения метаданных и анализа при помощи </text:span><text:span text:style-name="T15">OAI</text:span></text:p>
        </text:list-item>
        <text:list-item>
          <text:p text:style-name="P3"><text:span text:style-name="T19">для описания ресурсов в </text:span><text:span text:style-name="T15">XML </text:span><text:span text:style-name="T19">синтаксисе</text:span></text:p>
        </text:list-item>
      </text:list>
      <text:p text:style-name="P1"><text:span text:style-name="T15"/></text:p>
      <text:list xml:id="list23354120" text:continue-list="list23267433" text:style-name="L5">
        <text:list-item>
          <text:p text:style-name="P7"><text:span text:style-name="T21">Достоинства </text:span><text:span text:style-name="T18">MARC XML</text:span></text:p>
        </text:list-item>
      </text:list>
      <text:p text:style-name="P2"><text:soft-page-break/><text:span text:style-name="T18">Некоторые достоинства </text:span><text:span text:style-name="T14">MARC XML:</text:span></text:p>
      <text:list xml:id="list23298742" text:style-name="L7">
        <text:list-item>
          <text:p text:style-name="P10"><text:span text:style-name="T23">Схема поддерживает все данные </text:span><text:span text:style-name="T15">MARC </text:span><text:span text:style-name="T23">вне зависимости от формата</text:span></text:p>
        </text:list-item>
        <text:list-item>
          <text:p text:style-name="P10"><text:span text:style-name="T23">Каркас </text:span><text:span text:style-name="T15">MARC XML </text:span><text:span text:style-name="T23">имеет компонентно-ориентированную, расширяемую архитектуру, дающую пользователям возможность легко встраивать дополнительные программные расширения</text:span></text:p>
        </text:list-item>
      </text:list>
      <text:p text:style-name="P2"><text:span text:style-name="T17"/></text:p>
      <text:list xml:id="list23345759" text:continue-list="list23354120" text:style-name="L5">
        <text:list-item>
          <text:p text:style-name="P7"><text:span text:style-name="T21">Ограничения </text:span><text:span text:style-name="T18">MARC XML</text:span></text:p>
        </text:list-item>
      </text:list>
      <text:list xml:id="list23328318" text:style-name="L8">
        <text:list-item>
          <text:p text:style-name="P4"><text:span text:style-name="T20">Валидация </text:span><text:span text:style-name="T16">MARC </text:span><text:span text:style-name="T20">выполняется не по схеме, а сторонним ПО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7T02:24:22.71</meta:creation-date>
    <dc:date>2009-06-07T03:23:51.79</dc:date>
    <meta:editing-duration>PT00H41M57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3" meta:paragraph-count="45" meta:word-count="566" meta:character-count="4019"/>
    <meta:user-defined meta:name="Поле 1"/>
    <meta:user-defined meta:name="Поле 2"/>
    <meta:user-defined meta:name="Поле 3"/>
    <meta:user-defined meta:name="Поле 4"/>
  </office:meta>
</office:document-meta>
</file>